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Bitstream Charter', Times, serif"/>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paragraph-properties fo:break-before="page"/>
    </style:style>
    <style:style style:name="T1" style:family="text">
      <style:text-properties fo:font-variant="normal" fo:text-transform="none" fo:color="#000000" style:font-name="Georgia" fo:font-size="9.75pt" fo:letter-spacing="normal" fo:font-style="normal" fo:font-weight="normal" fo:background-color="#ffffff"/>
    </style:style>
    <style:style style:name="T2" style:family="text">
      <style:text-properties officeooo:rsid="00134988"/>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Entwicklung, technische Innovation, Lagebild</text:span></text:h>
      <text:h text:style-name="Heading_20_2" text:outline-level="2">Entwicklung</text:h>
      <text:p text:style-name="Text_20_body">Attackierbare SOHO-Router sind mehrmals ins Licht der Schlagzeilen gerueckt. Die bestdokumentierten Vorfaelle betrafen [psyb0t], [chuck-norris] als Nachweis der breiten Verletzlichkeit von Serien von Routern derselben Architektur sowie [thomson/bt-home] im Falle von modellspezifischen Fehlern. Aeltere Routermodelle sind nicht gegen jene Angriffe geschuetzt, verfuegen allerdings auch nur ueber eingeschraenkte Moeglichkeiten der Nutzung fuer Malversationszwecke. Nach Reaktionen durch die Routerhersteller hat sich die Situation nunmehr verbessert, es kommt aber immer wieder zur Entdeckung von Sicherheitsluecken. In solchen Faellen ist auf einen Schlag eine grosse Anzahl von Systemen gleicherart bedroht und fuer eine rasche und billige Behebung solcher Schwaechen fehlt die geeignete Infrastruktur. Mit dieser Untersuchung soll erhoben werden, inwiefern man von einer Verbesserung der Gesamtlage ausgehen darf.</text:p>
      <text:p text:style-name="Text_20_body">Sicherheitsprobleme mit SOHO Routern treten in einem beobachtbar unguenstigen Feld auf:</text:p>
      <text:p text:style-name="Text_20_body">- Automatisierte Updatemechanismen sind schlecht ausgepraegt, sowie oft abhaengig von Herstellerinfrastruktur, die 'mit der Zeit geht'. Im Regelfall laeuft ein Router still vor sich hin, die Verantwortung fuer die Aktualitaet der Firmware trifft den Kunden. Die Frequenz, in der sich ein Endbenutzer typischen Problemen ausgesetzt sieht, ist gering. Es kommt damit zu keinem Lernerfolg, der vergleichbar waere mit der Handhabe von Sicherheitsmassnahmen auf einem Homecomputer.</text:p>
      <text:p text:style-name="Text_20_body">- Korrekturen muessten mehrheitlich von technischen Laien vorgenommen werden; diese haben oft keinerlei Problembewusstsein, und sind auch in der Regel von jenen spaerlichen Informationen abgeschnitten, welche im Bedrohungsfall von Relevanz waeren. Um die Moeglichkeiten, sich im Bedarfsfall zu informieren, ist es ebenfalls schlecht bestellt: die Herstellerinformationen betreffen Standardprobleme, Benutzerforen sind oft gerade dann schlecht betreut, wenn eine schwer diagnostizierbare Fehlfunktion eines Produktes vorliegt, und eine Unmenge von Nicht- oder bestenfalls Halbwissen verwaessert die gaengigen Kanaele, ueber welche Rat bezogen werden koennte.</text:p>
      <text:p text:style-name="Text_20_body">- Die korrekte und sichere Einrichtung von Routern ist lange Zeit schwierig gewesen, Veraenderungen durch die Hersteller haben daran in den letzten Jahren wenig aendern koennen. Die Routermodelle sind zwar heute wesentlich besser geschuetzt, ein allgemeines Problemverstaendnis beim Einsatz darf aber nach wie vor nicht vorausgesetzt werden. Die Usability von Konfigurationswerkzeugen hat sich zwar zum Teil verbessert, der Zwang zu ingenieursmaessigem Vorgehen besteht jedoch nach wie vor und uberfordert damit die meisten.</text:p>
      <text:p text:style-name="Text_20_body">- Der Status eines Routes ist schlecht sichtbar, viele Modelle sind auch lange nach der Modelleinfuehrung fehlerbehaftet, ein fallweiser Systemausfall wird von vielen Nutzern als Normalitaet betrachtet.</text:p>
      <text:h text:style-name="Heading_20_2" text:outline-level="2"/>
      <text:h text:style-name="P1" text:outline-level="2">Technische Innovation</text:h>
      <text:p text:style-name="Text_20_body">Ueber die Probleme der blossen Einrichtung hinaus kommt bei Sicherheitsfragen ein weiterer  Umstand hinzu: Sicherheit ist ein Prozess, an dem ausgerechnet das am staerksten gefaehrdete Segment von Internetbenutzern am wenigsten oder ueberhaupt nicht teilnimmt. Die Annahme, dass dies mit dem typischen Verlauf der Marktdurchdringung einer Innovation gekoppelt waere liegt nahe [rogers]. Nutzniesser von Produktverbesserungen sind zwar in der Ueberzahl, der veraenderungsresistente Teil bestimmt aber mit seinem Verhalten die unveraenderliche Gesamteinschaetzung: Die Unsicherheitsaspekte des gesamten Oekosystems werden von jenen nahezu garantiert, welche nicht aus eigenen Stuecken zur Beseitigung dieses Umstandes beitragen wollen oder koennen. Stellt [rogers] einen Anteil von 16% des 'laggards' Segments fest, so deckt sich das in etwa mit den 10% der gegenstaendlichen Untersuchung, abzueglich jener, welche vielleicht aus technischen Gruenden gluecklicherweise gezwungen sein koennten, ihre Systeme zu erneuern. Um an diesem Verhaeltnis etwas zu aendern, darf nicht bei dieser Gruppe angesetzt werden: sie ist nicht in der Lage, die Verantwortung zu uebernehmen. Diese Verantwortung trifft Hersteller und Service Provider gleichermassen, auch wenn zur Zeit vielleicht noch kein deutlich profitorientiertes Ziel ausgemacht werden kann. Auch wenn der relative Anteil von voellig ungeschuetzten Systemen marginal erscheinen sollte, so ist doch das absolute Ausmass der Gefaehrdung bedenklich. Dies gilt darueberhinaus auch besonders deshalb, weil eine Schaedigung potentiell Betroffener selbst in den kleinsten Faellen nur von der Willkuer eines eventuellen Angreifers abhaengt, und im Verhaeltnis zum Aufwand eine unverhaeltnismaessige Groesse erreichen kann.</text:p>
      <text:h text:style-name="Heading_20_2" text:outline-level="2">Lagebild</text:h>
      <text:p text:style-name="Text_20_body">Die oesterreichische Versorgung der Haushalte mit PC-Computer betrug 2009 ca 70%, staerkste Bundeslaender sind hierbei Wien und Salzburg. Die Versorgung der Haushalte mit Internetanschluessen betrug 2009 ca 70%, staerkste Bundeslaender sind hierbei Wien und Oberoesterreich mit jeweils ueber 70%. Die Versorgung der Haushalte mit Breitbandinternet betrug 2009 ca. 70%, staerkste Bundeslaender sind hierbei Wien und Salzburg mit jeweils ca 60-65%. Insgesamt verfuegen 1.7 Millionen Haushalte ueber Internetzugang. In 41% Prozent der Haushalte wird ueber Internet-Services eingekauft. Von den ca 36.000 oesterreichischen Unternehmen verfuegen etwa 76% ueber einen Breitbandanschluss, welche sich zu mehr oder weniger gleichen Teilen auf DSL-Technik und andere Breitbandanschlussformen verteilen. Staerkstes Segment sind dabei die Dienstleistenden Unternehmen (23.000). Bei den Betriebsgroessen ist die Gruppe mit 10-49 Mitarbeitern am staerksten vertreten [stataus]. Es ist bei dieser Betriebsgroesse davon auszugehen, dass kein eigener Rechenzentrumsbetrieb stattfindet.</text:p>
      <text:p text:style-name="Text_20_body">Das oesterreichisches Netz umfasst einen IP-Adressraum von ca 11 Millionen Adressen [geoip, andere].</text:p>
      <text:p text:style-name="Text_20_body">====</text:p>
      <text:p text:style-name="Text_20_body">[rogers] <text:a xlink:type="simple" xlink:href="http://en.wikipedia.org/wiki/Diffusion_of_innovations">http://en.wikipedia.org/wiki/Diffusion_of_innovations</text:a></text:p>
      <text:p text:style-name="Text_20_body">[psyb0t] <text:a xlink:type="simple" xlink:href="http://en.wikipedia.org/wiki/Psyb0t">http://en.wikipedia.org/wiki/Psyb0t</text:a></text:p>
      <text:p text:style-name="Text_20_body">[thomson] <text:a xlink:type="simple" xlink:href="http://www.gnucitizen.org/blog/default-key-algorithm-in-thomson-and-bt-home-hub-routers/">http://www.gnucitizen.org/blog/default-key-algorithm-in-thomson-and-bt-home-hub-routers/</text:a></text:p>
      <text:p text:style-name="Text_20_body">[chuck-norris] <text:a xlink:type="simple" xlink:href="http://seclists.org/fulldisclosure/2010/Feb/387">http://seclists.org/fulldisclosure/2010/Feb/387</text:a></text:p>
      <text:section text:style-name="Sect1" text:name="sdfootnote1">
        <text:p text:style-name="Text_20_body">[stataus] <text:a xlink:type="simple" xlink:href="http://www.statistik.at/web_de/statistiken/informationsgesellschaft/ikt-einsatz_in_unternehmen_e-commerce/index.html">http://www.statistik.at/web_de/statistiken/informationsgesellschaft/ikt-einsatz_in_unternehmen_e-commerce/index.html</text:a></text:p>
        <text:p text:style-name="Text_20_body"><text:soft-page-break/>[geoip] <text:a xlink:type="simple" xlink:href="http://www.maxmind.com/app/country">http://www.maxmind.com/app/country</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Bitstream Charter', Times, serif"/>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10:52</meta:creation-date>
    <dc:date>2010-09-27T12:12:55</dc:date>
    <dc:creator>rogera </dc:creator>
    <meta:editing-duration>PT00H02M04S</meta:editing-duration>
    <meta:editing-cycles>2</meta:editing-cycles>
    <meta:generator>OpenOffice.org/3.2$Unix OpenOffice.org_project/320m19$Build-9505</meta:generator>
    <meta:document-statistic meta:table-count="0" meta:image-count="0" meta:object-count="0" meta:page-count="3" meta:paragraph-count="20" meta:word-count="769" meta:character-count="6316"/>
  </office:meta>
</office:document-meta>
</file>